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4</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 text:style-name="Internet_20_link" text:visited-style-name="Visited_20_Internet_20_Link">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3"><draw:frame draw:style-name="fr2" draw:name="Grafik1" text:anchor-type="paragraph" svg:width="15.199cm" svg:height="3.6cm" draw:z-index="0"><draw:image xlink:href="../img/StartScreen.png" xlink:type="simple" xlink:show="embed" xlink:actuate="onLoad"/></draw:frame>Bei der Erst-Installation wird eine ini-Datei mit Informationen zu den aktuell bekannten EEP-Versionen installiert (also bis EEP14). Falls diese ini-Datei fehlt,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P4">Sofern sie dem ResourcenSwitcher bekannt sind, werden alle installierten EEP-Versionen automatisch erkannt und jeweils in einem eigenen Tab dargestellt. Verschiedene Versionen werden komplett getrennt behandelt.</text:p>
      <text:p text:style-name="Text_20_body"><draw:frame draw:style-name="fr3" draw:name="Grafik5" text:anchor-type="paragraph" svg:width="5.519cm" svg:height="2.76cm" draw:z-index="4"><draw:image xlink:href="../img/ResOrdnerBearbeiten.png" xlink:type="simple" xlink:show="embed" xlink:actuate="onLoad"/></draw:frame>Über die drei rechten Knöpfe können Resourcen-Ordner zur Liste hinzugefügt (<draw:frame draw:style-name="fr4" draw:name="Grafik2" text:anchor-type="as-char" svg:width="0.423cm" svg:height="0.423cm" draw:z-index="1"><draw:image xlink:href="../icons/folder_add.png" xlink:type="simple" xlink:show="embed" xlink:actuate="onLoad"/></draw:frame> oder Strg+N), bearbeitet (<draw:frame draw:style-name="fr4" draw:name="Grafik3" text:anchor-type="as-char" svg:width="0.423cm" svg:height="0.423cm" draw:z-index="2"><draw:image xlink:href="../icons/folder_edit.png" xlink:type="simple" xlink:show="embed" xlink:actuate="onLoad"/></draw:frame> oder F2), und aus ihr entfernt (<draw:frame draw:style-name="fr4" draw:name="Grafik4" text:anchor-type="as-char" svg:width="0.423cm" svg:height="0.423cm" draw:z-index="3"><draw:image xlink:href="../icons/folder_delete.png" xlink:type="simple" xlink:show="embed" xlink:actuate="onLoad"/></draw:frame> oder Entf) werden. Dabei wird nur der Pfad und eine kurze Beschreibung gespeichert, am Dateisystem selbst wird nichts verändert. Mittels Klick auf <draw:frame draw:style-name="fr4" draw:name="Grafik6" text:anchor-type="as-char" svg:width="1.799cm" svg:height="0.476cm" draw:z-index="5"><draw:image xlink:href="../img/ButtonPfad.png" xlink:type="simple" xlink:show="embed" xlink:actuate="onLoad"/></draw:frame> kann die Festplatte bequem nach dem Resourcen-Ordner durchsucht werden.</text:p>
      <text:p text:style-name="Text_20_body">Mit Strg+C bzw. Strg+V kann ein Listeneintrag von einer Version kopiert und im Tab einer anderen Version eingefügt werden. Dies ist praktisch, wenn mehrere EEP-Versionen auf den gleichen Resourcen-Ordner zugreifen soll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Graue Listeneinträge stehen für Resourcen-Ordner, die (auf der Festplatte) nicht (mehr) vorhanden sind, zum Beispiel weil diese gelöscht oder verschoben wurden.</text:p>
      <text:p text:style-name="Text_20_body"><draw:frame draw:style-name="fr5" draw:name="Grafik8" text:anchor-type="paragraph" svg:width="8.07cm" svg:height="4.581cm" draw:z-index="6"><draw:image xlink:href="../img/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6" draw:name="Grafik9" text:anchor-type="as-char" svg:width="0.423cm" svg:height="0.423cm" draw:z-index="11"><draw:image xlink:href="../icons/database.png" xlink:type="simple" xlink:show="embed" xlink:actuate="onLoad"/></draw:frame> in der ersten Spalte bedeutet, dass der Registry-Eintrag auf diesen Resourcen-Ordner zeigt.</text:p>
      <text:p text:style-name="Standard"><draw:frame draw:style-name="fr6" draw:name="Grafik10" text:anchor-type="as-char" svg:width="0.423cm" svg:height="0.423cm" draw:z-index="12"><draw:image xlink:href="../icons/database_link.png" xlink:type="simple" xlink:show="embed" xlink:actuate="onLoad"/></draw:frame> in der ersten Spalte bedeutet, dass der Registry-Eintrag auf die Verlinkung zeigt.</text:p>
      <text:p text:style-name="Text_20_body"><draw:frame draw:style-name="fr6" draw:name="Grafik11" text:anchor-type="as-char" svg:width="0.423cm" svg:height="0.423cm" draw:z-index="7"><draw:image xlink:href="../icons/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Ab EEP11 gibt es keinen Registry-Eintrag für den Resourcen-Ordner mehr. Die erste Spalte ist daher leer; der Versuch, den (nicht vorhandenen) Registry-Eintrag trotzdem zu ändern, wird mit <draw:frame draw:style-name="fr6" draw:name="Grafik13" text:anchor-type="as-char" svg:width="0.423cm" svg:height="0.423cm" draw:z-index="14"><draw:image xlink:href="../icons/database_error.png" xlink:type="simple" xlink:show="embed" xlink:actuate="onLoad"/></draw:frame> symbolisiert und einer Hinweismeldung quittiert.</text:p>
      <text:p text:style-name="Text_20_body">EEP bemerkt die Änderung des Resourcen-Ordners erst bei einem Neustart.</text:p>
      <text:h text:style-name="Heading_20_2" text:outline-level="2"><text:soft-page-break/>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text:h>
      <text:p text:style-name="Text_20_body">Seit Version 2.1 gibt es eine Update-Funktion, die automatisch im Internet (genauer: auf meiner Homepage) nach neuen EEP- und Programmversionen sucht. Das Update muss manuell durch einen Klick auf die Schaltfläche <draw:frame draw:style-name="fr6" draw:name="Grafik12" text:anchor-type="as-char" svg:width="0.423cm" svg:height="0.423cm" draw:z-index="13"><draw:image xlink:href="../icons/update.png" xlink:type="simple" xlink:show="embed" xlink:actuate="onLoad"/></draw:frame> rechts oben oder durch Drücken der F5-Taste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Falls die installierten EEP-Versionen (und damit die Tabs im ResourcenSwitcher) im Laufe der Jahre zu zahlreich und damit unübersichtlich werden, können die einzelnen Tabs durch einen Rechtsklick darauf ausgeblendet werden. Das Kontextmenü bietet außerdem die Möglichkeit, alle ausgeblendeten Tabs wieder einzublenden. Auch hier wird das Programm automatisch neu gestarte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Die verwendeten Icons stammen von <text:a xlink:type="simple" xlink:href="http://www.fatcow.com/free-icons" text:style-name="Internet_20_link" text:visited-style-name="Visited_20_Internet_20_Link">http://www.fatcow.com/free-icons</text:a>.</text:p>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 text:style-name="Internet_20_link" text:visited-style-name="Visited_20_Internet_20_Link">benjamin.hogl@gmx.de</text:a> schreiben, im MEF (<text:a xlink:type="simple" xlink:href="http://www.eepforum.de/" text:style-name="Internet_20_link" text:visited-style-name="Visited_20_Internet_20_Link">http://www.eepforum.de</text:a>) in meiner Konstrukteurssprechstunde posten oder mich im Sechser-Forum (<text:a xlink:type="simple" xlink:href="http://www.anlagenmeisterei.de/" text:style-name="Internet_20_link" text:visited-style-name="Visited_20_Internet_20_Link">http://www.anlagenmeisterei.de</text:a>) erreichen.</text:p>
      <text:p text:style-name="Text_20_body">Auch ein Blick auf meine Homepage (<text:a xlink:type="simple" xlink:href="https://emaps-eep.de/" text:style-name="Internet_20_link" text:visited-style-name="Visited_20_Internet_20_Link">https://emaps-eep.de</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0"><draw:image xlink:href="../../../../Eigene%20Modelle/VorlageAnleitungenKopfzeile.jpg" xlink:type="simple" xlink:show="embed" xlink:actuate="onLoad"/></draw:frame></text:p>
      </style:header>
      <style:footer>
        <text:p text:style-name="Header"><text:date style:data-style-name="N76" text:date-value="2017-10-19T18:15:41.13">19. Oktober 2017</text:date><text:tab/><text:chapter text:display="name" text:outline-level="1">ResourcenSwitcher 2.4</text:chapter><text:tab/>Seite <text:page-number text:select-page="current">3</text:page-number> von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11T11:03:25.29</meta:creation-date>
    <meta:editing-duration>P4DT7H19M51S</meta:editing-duration>
    <meta:editing-cycles>27</meta:editing-cycles>
    <meta:generator>OpenOffice/4.1.3$Win32 OpenOffice.org_project/413m1$Build-9783</meta:generator>
    <meta:initial-creator>Benjamin Hogl</meta:initial-creator>
    <dc:date>2017-10-19T18:15:41.07</dc:date>
    <dc:creator>Benjamin Hogl</dc:creator>
    <meta:document-statistic meta:table-count="0" meta:image-count="13" meta:object-count="0" meta:page-count="3" meta:paragraph-count="40" meta:word-count="1099" meta:character-count="8241"/>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